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4" draw:id="id4" draw:layer="layout" svg:width="1.094cm" svg:height="1.1cm" svg:x="27.30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094cm" svg:height="1.1cm" svg:x="6.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6.20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1.094cm" svg:height="1.1cm" svg:x="6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cm" svg:height="8cm" svg:x="12.5cm" svg:y="4.9cm">
          <text:p text:style-name="P2"><text:span text:style-name="T1">list_vt_appe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26cm" svg:height="3.9cm" svg:x="2.474cm" svg:y="4.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3.874cm" svg:y="5.8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166cm" svg:height="1.431cm" svg:x="2.915cm" svg:y="3.769cm">
          <draw:text-box>
            <text:p><text:span text:style-name="T1">list_vt(a, n1)</text:span></text:p>
          </draw:text-box>
        </draw:frame>
        <draw:custom-shape draw:style-name="gr4" draw:text-style-name="P1" draw:layer="layout" svg:width="4.345cm" svg:height="3.6cm" svg:x="8.8cm" svg:y="7.1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7.655cm" svg:y="7.1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cm" svg:height="1.8cm" svg:x="1.8cm" svg:y="1.4cm">
          <text:p text:style-name="P2"><text:span text:style-name="T1">Consume</text:span></text:p>
          <draw:enhanced-geometry svg:viewBox="0 0 21600 21600" draw:text-areas="800 800 20800 20800" draw:type="round-rectangular-callout" draw:modifiers="7753.10781536411 33185.5635757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026cm" svg:height="3.9cm" svg:x="2.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3.9cm" svg:y="10.6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293cm" svg:height="1.431cm" svg:x="2.941cm" svg:y="8.569cm">
          <draw:text-box>
            <text:p><text:span text:style-name="T1">list_vt(a, n2)</text:span></text:p>
          </draw:text-box>
        </draw:frame>
        <draw:custom-shape draw:style-name="gr3" draw:text-style-name="P1" draw:layer="layout" svg:width="12.6cm" svg:height="5.769cm" svg:x="22.3cm" svg:y="6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3.1cm" svg:y="8.931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6.419cm" svg:height="1.431cm" svg:x="22.541cm" svg:y="5.6cm">
          <draw:text-box>
            <text:p><text:span text:style-name="T1">list_vt(a, n1+n2)</text:span></text:p>
          </draw:text-box>
        </draw:frame>
        <draw:custom-shape draw:style-name="gr3" draw:text-style-name="P1" draw:layer="layout" svg:width="6.026cm" svg:height="3.9cm" svg:x="28.3cm" svg:y="7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9.8cm" svg:y="8.9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293cm" svg:height="1.431cm" svg:x="28.741cm" svg:y="6.931cm">
          <draw:text-box>
            <text:p><text:span text:style-name="T1">list_vt(a, n2)</text:span></text:p>
          </draw:text-box>
        </draw:frame>
        <draw:connector draw:style-name="gr7" draw:text-style-name="P2" draw:layer="layout" draw:type="curve" draw:line-skew="-0.413cm" svg:x1="7.147cm" svg:y1="4.1cm" svg:x2="26.753cm" svg:y2="6cm" draw:start-shape="id1" draw:start-glue-point="0" draw:end-shape="id2" draw:end-glue-point="0" svg:d="M7147 4100c0-1369 19606-2319 19606 1900" svg:viewBox="0 0 19607 3062">
          <text:p/>
        </draw:connector>
        <draw:custom-shape draw:style-name="gr6" draw:text-style-name="P1" draw:layer="layout" svg:width="6cm" svg:height="1.8cm" svg:x="1.1cm" svg:y="13.7cm">
          <text:p text:style-name="P2"><text:span text:style-name="T1">Consume</text:span></text:p>
          <draw:enhanced-geometry svg:viewBox="0 0 21600 21600" draw:text-areas="800 800 20800 20800" draw:type="round-rectangular-callout" draw:modifiers="8966.10564905849 -44351.3603553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cm" svg:height="1.8cm" svg:x="26.5cm" svg:y="2.4cm">
          <text:p text:style-name="P2"><text:span text:style-name="T1">Same value</text:span></text:p>
          <draw:enhanced-geometry svg:viewBox="0 0 21600 21600" draw:text-areas="800 800 20800 20800" draw:type="round-rectangular-callout" draw:modifiers="-3055.89068488585 22931.2604108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draw:type="curve" draw:line-skew="2.913cm" svg:x1="7.147cm" svg:y1="9.8cm" svg:x2="27.853cm" svg:y2="6.8cm" draw:start-shape="id3" draw:start-glue-point="2" draw:end-shape="id4" draw:end-glue-point="2" svg:d="M7147 9800c0 5119 20706 6619 20706-3000" svg:viewBox="0 0 20707 7042">
          <text:p/>
        </draw:connector>
        <draw:custom-shape draw:style-name="gr6" draw:text-style-name="P1" draw:layer="layout" svg:width="6cm" svg:height="1.8cm" svg:x="24cm" svg:y="13cm">
          <text:p text:style-name="P2"><text:span text:style-name="T1">Same value</text:span></text:p>
          <draw:enhanced-geometry svg:viewBox="0 0 21600 21600" draw:text-areas="800 800 20800 20800" draw:type="round-rectangular-callout" draw:modifiers="-3415.83069488419 467.74014436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42M6S</meta:editing-duration>
    <meta:editing-cycles>86</meta:editing-cycles>
    <meta:generator>LibreOffice/4.2.5.2$Linux_X86_64 LibreOffice_project/420m0$Build-2</meta:generator>
    <meta:initial-creator>Okabe Kiwamu</meta:initial-creator>
    <dc:date>2014-08-02T10:55:20.468861315</dc:date>
    <dc:creator>Okabe Kiwamu</dc:creator>
    <meta:document-statistic meta:object-count="25"/>
    <meta:template xlink:type="simple" xlink:actuate="onRequest" xlink:title="図A4横" xlink:href="../.config/libreoffice/4/user/template/A4横.otg" meta:date="2014-08-02T09:46:36.945652124"/>
  </office:meta>
</office:document-meta>
</file>